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paragraph-rsid="000c3739"/>
    </style:style>
    <style:style style:name="P3" style:family="paragraph" style:parent-style-name="Text_20_body">
      <style:text-properties officeooo:rsid="000c3739" officeooo:paragraph-rsid="000c3739" fo:background-color="#ffff00"/>
    </style:style>
    <style:style style:name="P4" style:family="paragraph" style:parent-style-name="Text_20_body">
      <style:text-properties officeooo:rsid="000f497c" officeooo:paragraph-rsid="000f497c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paragraph-properties fo:margin-left="0in" fo:margin-right="0in" fo:text-indent="0in" style:auto-text-indent="false"/>
      <style:text-properties style:font-name="monospace" officeooo:paragraph-rsid="0012ad77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T1" style:family="text">
      <style:text-properties officeooo:rsid="00091d9d"/>
    </style:style>
    <style:style style:name="T2" style:family="text">
      <style:text-properties officeooo:rsid="00092f57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officeooo:rsid="000f497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ToDA (Time of Difference of Arrival)</text:span> project by using a <text:span text:style-name="Strong_20_Emphasis">Raspberry Pi 4B with a </text:span><text:span text:style-name="Strong_20_Emphasis"><text:span text:style-name="T1">Audiomoth </text:span></text:span><text:span text:style-name="Strong_20_Emphasis">microphone and a GPS module providing PPS (Pulse Per Second)</text:span>. </text:p>
      <text:p text:style-name="Horizontal_20_Line"/>
      <text:h text:style-name="Heading_20_3" text:outline-level="3">Goal</text:h>
      <text:p text:style-name="Text_20_body">Ensure <text:span text:style-name="Strong_20_Emphasis">high-precision audio synchronization</text:span> using GPS + PPS on a Raspberry Pi, so multiple Pi units (or Pi + AudioMoth <text:span text:style-name="T2">microphones</text:span>) can contribute to TDoA analysis.</text:p>
      <text:p text:style-name="Text_20_body"/>
      <text:p text:style-name="P3">Why are we doing this?</text:p>
      <text:p text:style-name="Horizontal_20_Line"/>
      <text:h text:style-name="Heading_20_3" text:outline-level="3">Hardware Integration</text:h>
      <text:list text:style-name="L1">
        <text:list-item>
          <text:p text:style-name="P5"><text:span text:style-name="Strong_20_Emphasis">GPS + PPS Setup</text:span></text:p>
          <text:list>
            <text:list-item>
              <text:p text:style-name="P5">Ensure your GPS module supports PPS (e.g., u-blox NEO-6M, NEO-M8T).</text:p>
            </text:list-item>
            <text:list-item>
              <text:p text:style-name="P5">Wire the PPS line to a Pi GPIO pin (commonly GPIO18).</text:p>
            </text:list-item>
            <text:list-item>
              <text:p text:style-name="P5">Add to <text:span text:style-name="Source_20_Text">/boot/config.txt</text:span>:</text:p>
            </text:list-item>
          </text:list>
        </text:list-item>
      </text:list>
      <text:p text:style-name="Text_20_body">------------------</text:p>
      <text:p text:style-name="Text_20_body"/>
      <text:p text:style-name="Standard">{ </text:p>
      <text:p text:style-name="Standard"><text:tab/>gain: 2, </text:p>
      <text:p text:style-name="Standard"><text:tab/>sampleRate: 48000, </text:p>
      <text:p text:style-name="Standard"><text:tab/>enableDailyFolders: 0, </text:p>
      <text:p text:style-name="Standard"><text:tab/>enableLowGainRange: 0, </text:p>
      <text:p text:style-name="Standard"><text:tab/>enableMagneticSwitch: 0, </text:p>
      <text:p text:style-name="Standard"><text:tab/>disable48HzDCBlockingFilter: 0, </text:p>
      <text:p text:style-name="Standard"><text:tab/>enableAlternativeBatteryVoltageRange: 0, </text:p>
      <text:p text:style-name="Standard"><text:tab/>initialFixDuration: 120, </text:p>
      <text:p text:style-name="Standard"><text:tab/>intervalToNextFixAttempt: 60, </text:p>
      <text:p text:style-name="Standard"><text:tab/>recordingFixDuration: 60, </text:p>
      <text:p text:style-name="Standard"><text:tab/>sunRecording: { </text:p>
      <text:p text:style-name="Standard"><text:tab/><text:tab/>sunRecordingMode: 2, </text:p>
      <text:p text:style-name="Standard"><text:tab/><text:tab/>sunRecordingEvent: 1, </text:p>
      <text:p text:style-name="Standard"><text:tab/><text:tab/>sunRoundingMinutes: 5, </text:p>
      <text:p text:style-name="Standard"><text:tab/><text:tab/>sunriseInterval: {beforeMinutes: 30, afterMinutes: 30}, </text:p>
      <text:p text:style-name="Standard"><text:tab/><text:tab/>sunsetInterval: {beforeMinutes: 30, afterMinutes: 30} </text:p>
      <text:p text:style-name="Standard"><text:tab/>} </text:p>
      <text:p text:style-name="Standard">} </text:p>
      <text:p text:style-name="Standard"/>
      <text:p text:style-name="Standard"/>
      <text:p text:style-name="Text_20_body"/>
      <text:p text:style-name="Text_20_body"><text:soft-page-break/>Here’s a clean <text:span text:style-name="Strong_20_Emphasis">summary of what you already have</text:span> and what you still need to <text:span text:style-name="Strong_20_Emphasis">fully integrate PPS timestamping with audio recording</text:span> on the Pi:</text:p>
      <text:p text:style-name="Horizontal_20_Line"/>
      <text:h text:style-name="Heading_20_2" text:outline-level="2"><text:span text:style-name="Strong_20_Emphasis">Components</text:span></text:h>
      <text:list text:style-name="L2">
        <text:list-item>
          <text:p text:style-name="P6">A <text:span text:style-name="Strong_20_Emphasis">Python script</text:span> that:</text:p>
          <text:list>
            <text:list-item>
              <text:p text:style-name="P6">Records 59m55s WAV files</text:p>
            </text:list-item>
            <text:list-item>
              <text:p text:style-name="P6">Waits 5s between segments</text:p>
            </text:list-item>
            <text:list-item>
              <text:p text:style-name="P6">Starts at 22:00 EST, ends at 5:59 AM EST</text:p>
            </text:list-item>
            <text:list-item>
              <text:p text:style-name="P6">Names and logs UTC timestamps in <text:span text:style-name="Source_20_Text">.json</text:span> sidecars</text:p>
            </text:list-item>
          </text:list>
        </text:list-item>
      </text:list>
      <text:h text:style-name="Heading_20_3" text:outline-level="3">Compute Platform</text:h>
      <text:p text:style-name="P4">Utilize a Raspberry PI. <text:s/>4B with a fanless steel case is recommended as its lower power don’t spin a fan, and the noise of the fan could be picked up by the micropyhone</text:p>
      <text:list text:continue-numbering="true" text:style-name="L2">
        <text:list-item>
          <text:p text:style-name="P6">A working <text:span text:style-name="Strong_20_Emphasis">GPS + PPS </text:span><text:span text:style-name="Strong_20_Emphasis"><text:span text:style-name="T4">Raspberry PI </text:span></text:span><text:span text:style-name="Strong_20_Emphasis">setup</text:span></text:p>
          <text:list>
            <text:list-item>
              <text:p text:style-name="P6"><text:span text:style-name="Source_20_Text">ppstest /dev/pps0</text:span> shows <text:span text:style-name="Source_20_Text">assert</text:span> ticks</text:p>
            </text:list-item>
            <text:list-item>
              <text:p text:style-name="P6">System time is GPS-disciplined via <text:span text:style-name="Source_20_Text">chrony</text:span></text:p>
            </text:list-item>
          </text:list>
        </text:list-item>
      </text:list>
      <text:p text:style-name="Text_20_body"><text:span text:style-name="Source_20_Text"/></text:p>
      <text:p text:style-name="Horizontal_20_Line"/>
      <text:h text:style-name="Heading_20_3" text:outline-level="3">🔧 <text:span text:style-name="Strong_20_Emphasis">You Still Need (for full sync precision):</text:span></text:h>
      <text:h text:style-name="Heading_20_4" text:outline-level="4">✅ 1. Insert PPS assertion into your Python logger</text:h>
      <text:p text:style-name="Text_20_body">Add this to the script <text:span text:style-name="Strong_20_Emphasis">before each recording begins</text:span>, just after calculating the filename:</text:p>
      <text:p text:style-name="Standard">--------------</text:p>
      <text:p text:style-name="Text_20_body">Yep. Here’s the minimal, working setup for <text:span text:style-name="Strong_20_Emphasis">GPS time</text:span>, <text:span text:style-name="Strong_20_Emphasis">PPS discipline</text:span>, and your <text:span text:style-name="Strong_20_Emphasis">night listening schedule</text:span> on a Pi 4B.</text:p>
      <text:h text:style-name="Heading_20_1" text:outline-level="1">1) Wire + device overlays (PPS + UART GPS)</text:h>
      <text:list text:style-name="L3">
        <text:list-item>
          <text:p text:style-name="P7">PPS to <text:span text:style-name="Strong_20_Emphasis">GPIO 4</text:span> (physical pin 7) is common.</text:p>
        </text:list-item>
        <text:list-item>
          <text:p text:style-name="P7">GPS NMEA on UART: <text:span text:style-name="Strong_20_Emphasis">TX → GPIO 15 (pin 10), RX → GPIO 14 (pin 8)</text:span>; GND/VCC as required.</text:p>
        </text:list-item>
      </text:list>
      <text:p text:style-name="Text_20_body">Edit <text:span text:style-name="Source_20_Text">/boot/firmware/config.txt</text:span> (Raspberry Pi OS) or <text:span text:style-name="Source_20_Text">/boot/firmware/usercfg.txt</text:span> (Ubuntu on Pi) and add:</text:p>
      <text:p text:style-name="Preformatted_20_Text"><text:soft-page-break/><text:span text:style-name="Source_20_Text"># PPS on GPIO4</text:span></text:p>
      <text:p text:style-name="Preformatted_20_Text"><text:span text:style-name="Source_20_Text">dtoverlay=pps-gpio,gpiopin=4</text:span></text:p>
      <text:p text:style-name="Preformatted_20_Text"/>
      <text:p text:style-name="Preformatted_20_Text"><text:span text:style-name="Source_20_Text"># Use main UART for GPS, disable BT using it</text:span></text:p>
      <text:p text:style-name="Preformatted_20_Text"><text:span text:style-name="Source_20_Text">enable_uart=1</text:span></text:p>
      <text:p text:style-name="P1"><text:span text:style-name="Source_20_Text">dtoverlay=disable-bt</text:span></text:p>
      <text:p text:style-name="Text_20_body">Reboot. You should now get:</text:p>
      <text:list text:style-name="L4">
        <text:list-item>
          <text:p text:style-name="P8"><text:span text:style-name="Source_20_Text">/dev/pps0</text:span> (kernel PPS)</text:p>
        </text:list-item>
        <text:list-item>
          <text:p text:style-name="P8"><text:span text:style-name="Source_20_Text">/dev/ttyAMA0</text:span> (GPS NMEA serial)</text:p>
        </text:list-item>
      </text:list>
      <text:h text:style-name="Heading_20_1" text:outline-level="1">2) gpsd (parse NMEA and expose to chrony)</text:h>
      <text:p text:style-name="Text_20_body">Install:</text:p>
      <text:p text:style-name="Preformatted_20_Text"><text:span text:style-name="Source_20_Text">sudo apt update</text:span></text:p>
      <text:p text:style-name="P1"><text:span text:style-name="Source_20_Text">sudo apt install -y gpsd gpsd-clients pps-tools</text:span></text:p>
      <text:p text:style-name="Text_20_body">Tell gpsd which devices to use:</text:p>
      <text:p text:style-name="Preformatted_20_Text"><text:span text:style-name="Source_20_Text">sudo systemctl stop gpsd.socket gpsd.service</text:span></text:p>
      <text:p text:style-name="Preformatted_20_Text"><text:span text:style-name="Source_20_Text">sudo gpsd -N -n -D 2 /dev/ttyAMA0 /dev/pps0</text:span></text:p>
      <text:p text:style-name="P1"><text:span text:style-name="Source_20_Text"># (for testing in foreground; Ctrl+C when done)</text:span></text:p>
      <text:p text:style-name="Text_20_body">If that works, make it permanent:</text:p>
      <text:p text:style-name="Preformatted_20_Text"><text:span text:style-name="Source_20_Text">sudo sed -i 's|DEVICES=".*"|DEVICES="/dev/ttyAMA0 /dev/pps0"|' /etc/default/gpsd</text:span></text:p>
      <text:p text:style-name="P1"><text:span text:style-name="Source_20_Text">sudo systemctl enable --now gpsd.socket</text:span></text:p>
      <text:p text:style-name="Text_20_body">Quick checks:</text:p>
      <text:p text:style-name="Preformatted_20_Text"><text:span text:style-name="Source_20_Text">cgps -s <text:s text:c="9"/># should show satellites and a 3D fix after a while</text:span></text:p>
      <text:p text:style-name="P1"><text:span text:style-name="Source_20_Text">ppstest /dev/pps0 <text:s/># should print PPS timestamps once per second</text:span></text:p>
      <text:h text:style-name="Heading_20_1" text:outline-level="1">3) Chrony (discipline the system clock with GPS+PPS)</text:h>
      <text:p text:style-name="Text_20_body">Install:</text:p>
      <text:p text:style-name="P1"><text:span text:style-name="Source_20_Text">sudo apt install -y chrony</text:span></text:p>
      <text:p text:style-name="Text_20_body">Edit <text:span text:style-name="Source_20_Text">/etc/chrony/chrony.conf</text:span> and add these <text:span text:style-name="Strong_20_Emphasis">near the top</text:span> (keep your pool/NTP lines too):</text:p>
      <text:p text:style-name="Preformatted_20_Text"><text:span text:style-name="Source_20_Text"># NMEA from gpsd via shared memory unit 0</text:span></text:p>
      <text:p text:style-name="Preformatted_20_Text"><text:span text:style-name="Source_20_Text">refclock SHM 0 offset 0.0 delay 0.2 refid GPS</text:span></text:p>
      <text:p text:style-name="Preformatted_20_Text"/>
      <text:p text:style-name="Preformatted_20_Text"><text:span text:style-name="Source_20_Text"># Kernel PPS; lock to NMEA and prefer it for fine timing</text:span></text:p>
      <text:p text:style-name="Preformatted_20_Text"><text:span text:style-name="Source_20_Text">refclock PPS /dev/pps0 lock GPS refid PPS prefer</text:span></text:p>
      <text:p text:style-name="Preformatted_20_Text"/>
      <text:p text:style-name="Preformatted_20_Text"><text:span text:style-name="Source_20_Text"># Step quickly on start if large offset</text:span></text:p>
      <text:p text:style-name="P1"><text:soft-page-break/><text:span text:style-name="Source_20_Text">makestep 0.1 -1</text:span></text:p>
      <text:p text:style-name="Text_20_body">Reload:</text:p>
      <text:p text:style-name="Preformatted_20_Text"><text:span text:style-name="Source_20_Text">sudo systemctl restart chrony</text:span></text:p>
      <text:p text:style-name="Preformatted_20_Text"><text:span text:style-name="Source_20_Text">sleep 5</text:span></text:p>
      <text:p text:style-name="Preformatted_20_Text"><text:span text:style-name="Source_20_Text">chronyc sources -v</text:span></text:p>
      <text:p text:style-name="P1"><text:span text:style-name="Source_20_Text">chronyc tracking</text:span></text:p>
      <text:p text:style-name="Text_20_body">You should see GPS and PPS sources; PPS becomes the top (preferred) once GPS has a fix.</text:p>
      <text:h text:style-name="Heading_20_1" text:outline-level="1">4) Recording schedule (night‑only)</text:h>
      <text:p text:style-name="Text_20_body">You already have a working script. Two improvements are useful:</text:p>
      <text:p text:style-name="Text_20_body"><text:span text:style-name="Strong_20_Emphasis">(a) Wait for chrony to be in sync before starting nightly loop</text:span></text:p>
      <text:p text:style-name="P1"><text:span text:style-name="Source_20_Text">chronyc waitsync 60 <text:s text:c="2"/># wait up to ~60s for sync (exit code 0 if synced)</text:span></text:p>
      <text:p text:style-name="Text_20_body"><text:span text:style-name="Strong_20_Emphasis">(b) Start on the next UTC minute boundary (clean file starts)</text:span><text:line-break/>Add before the first <text:span text:style-name="Source_20_Text">record_audio()</text:span> call:</text:p>
      <text:p text:style-name="Preformatted_20_Text"><text:span text:style-name="Source_20_Text">import math, time</text:span></text:p>
      <text:p text:style-name="Preformatted_20_Text"><text:span text:style-name="Source_20_Text">from datetime import datetime, timezone</text:span></text:p>
      <text:p text:style-name="Preformatted_20_Text"/>
      <text:p text:style-name="Preformatted_20_Text"><text:span text:style-name="Source_20_Text">def sleep_to_next_minute():</text:span></text:p>
      <text:p text:style-name="Preformatted_20_Text"><text:span text:style-name="Source_20_Text"><text:s text:c="4"/>now = datetime.now(timezone.utc)</text:span></text:p>
      <text:p text:style-name="Preformatted_20_Text"><text:span text:style-name="Source_20_Text"><text:s text:c="4"/>secs = now.second + now.microsecond/1e6</text:span></text:p>
      <text:p text:style-name="Preformatted_20_Text"><text:span text:style-name="Source_20_Text"><text:s text:c="4"/>time.sleep(60 - secs)</text:span></text:p>
      <text:p text:style-name="Preformatted_20_Text"/>
      <text:p text:style-name="Preformatted_20_Text"><text:span text:style-name="Source_20_Text"># before starting nightly loop:</text:span></text:p>
      <text:p text:style-name="P1"><text:span text:style-name="Source_20_Text">sleep_to_next_minute()</text:span></text:p>
      <text:p text:style-name="Text_20_body"><text:span text:style-name="Strong_20_Emphasis">Systemd unit</text:span> (so it auto‑starts on boot and restarts if it crashes):</text:p>
      <text:p text:style-name="Text_20_body"><text:span text:style-name="Source_20_Text">/etc/systemd/system/nfc-recorder.service</text:span></text:p>
      <text:p text:style-name="Preformatted_20_Text"><text:span text:style-name="Source_20_Text">[Unit]</text:span></text:p>
      <text:p text:style-name="Preformatted_20_Text"><text:span text:style-name="Source_20_Text">Description=NFC nightly recorder</text:span></text:p>
      <text:p text:style-name="Preformatted_20_Text"><text:span text:style-name="Source_20_Text">After=network-online.target gpsd.socket chrony.service</text:span></text:p>
      <text:p text:style-name="Preformatted_20_Text"><text:span text:style-name="Source_20_Text">Wants=gpsd.socket chrony.service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pi</text:span></text:p>
      <text:p text:style-name="Preformatted_20_Text"><text:span text:style-name="Source_20_Text">Group=pi</text:span></text:p>
      <text:p text:style-name="Preformatted_20_Text"><text:span text:style-name="Source_20_Text">Environment=PYTHONUNBUFFERED=1</text:span></text:p>
      <text:p text:style-name="Preformatted_20_Text"><text:span text:style-name="Source_20_Text">ExecStartPre=/usr/bin/chronyc waitsync 120</text:span></text:p>
      <text:p text:style-name="Preformatted_20_Text"><text:span text:style-name="Source_20_Text">ExecStart=/usr/bin/python3 /home/pi/nfc_recorder.py</text:span></text:p>
      <text:p text:style-name="Preformatted_20_Text"><text:span text:style-name="Source_20_Text">Restart=always</text:span></text:p>
      <text:p text:style-name="Preformatted_20_Text"><text:span text:style-name="Source_20_Text">RestartSec=10</text:span></text:p>
      <text:p text:style-name="Preformatted_20_Text"/>
      <text:p text:style-name="Preformatted_20_Text"><text:span text:style-name="Source_20_Text">[Install]</text:span></text:p>
      <text:p text:style-name="P1"><text:span text:style-name="Source_20_Text">WantedBy=multi-user.target</text:span></text:p>
      <text:p text:style-name="Text_20_body">Enable:</text:p>
      <text:p text:style-name="Preformatted_20_Text"><text:soft-page-break/><text:span text:style-name="Source_20_Text">sudo systemctl daemon-reload</text:span></text:p>
      <text:p text:style-name="Preformatted_20_Text"><text:span text:style-name="Source_20_Text">sudo systemctl enable --now nfc-recorder.service</text:span></text:p>
      <text:p text:style-name="P1"><text:span text:style-name="Source_20_Text">journalctl -u nfc-recorder -f</text:span></text:p>
      <text:p text:style-name="Text_20_body">(Your Python still enforces <text:span text:style-name="Strong_20_Emphasis">22:00–06:00 ET</text:span> and the <text:span text:style-name="Strong_20_Emphasis">59:55/5‑sec</text:span> cadence.)</text:p>
      <text:h text:style-name="Heading_20_1" text:outline-level="1">5) Quick verification flow</text:h>
      <text:p text:style-name="Preformatted_20_Text"><text:span text:style-name="Source_20_Text">cgps -s <text:s text:c="20"/># GPS fix?</text:span></text:p>
      <text:p text:style-name="Preformatted_20_Text"><text:span text:style-name="Source_20_Text">ppstest /dev/pps0 <text:s text:c="10"/># PPS pulses?</text:span></text:p>
      <text:p text:style-name="Preformatted_20_Text"><text:span text:style-name="Source_20_Text">chronyc sources -v <text:s text:c="9"/># GPS + PPS listed; PPS preferred?</text:span></text:p>
      <text:p text:style-name="P1"><text:span text:style-name="Source_20_Text">timedatectl <text:s text:c="16"/># System clock synced: yes</text:span></text:p>
      <text:p text:style-name="Text_20_body">That’s the core. If you want, I can drop in a <text:span text:style-name="Strong_20_Emphasis">single-file recorder script</text:span> that:</text:p>
      <text:list text:style-name="L5">
        <text:list-item>
          <text:p text:style-name="P9">waits for <text:span text:style-name="Source_20_Text">chronyc</text:span> sync,</text:p>
        </text:list-item>
        <text:list-item>
          <text:p text:style-name="P9">aligns to the next UTC minute,</text:p>
        </text:list-item>
        <text:list-item>
          <text:p text:style-name="P9">runs 59:55/5‑sec cycles only between 22:00–06:00 <text:span text:style-name="Strong_20_Emphasis">America/New_York</text:span> (handles DST),</text:p>
        </text:list-item>
        <text:list-item>
          <text:p text:style-name="P9">logs to a rotating file, and</text:p>
        </text:list-item>
        <text:list-item>
          <text:p text:style-name="P9">exits cleanly on SIGTERM for systemd.</text:p>
        </text:list-item>
      </text:list>
      <text:p text:style-name="Text_20_body">----------------------</text:p>
      <text:p text:style-name="P10"><text:span text:style-name="T3">sudo apt update </text:span><text:line-break/>   2  sudo apt install python3-pip libportaudio2 <text:line-break/>   3  pip3 install sounddevice soundfile nfcpy <text:line-break/>   4  sudo apt install python3-venv python3-full <text:line-break/>   5  cd ~/  #er <text:line-break/>   6  python3 -m venv audiopi-env <text:line-break/>   7  source audiopi-env/bin/activate <text:line-break/>   8  pip install sounddevice soundfile nfcpy <text:line-break/>   9  ll <text:line-break/>  10  ls <text:line-break/>  11  python3 record.gpt.1.py  <text:line-break/>  12  python record.gpt.1.py  <text:line-break/>  13  arecord -l <text:line-break/>  14  arecord -L <text:line-break/>  15  arecord -D hw:CARD=Microphone,DEV=0 <text:line-break/>  16  -f S16_LE -r 192000 -d 60 test.wav <text:line-break/>  17  arecord -D hw:CARD=Microphone,DEV=0 -f S16_LE -r 192000 -d 60 test.wav <text:line-break/>  18  arecord -D hw:CARD=Microphone,DEV=0 -f S16_LE -r 384000 -d 60 test.wav <text:line-break/>  19  ls <text:line-break/><text:soft-page-break/>  20  ll <text:line-break/>  21  ls -al <text:line-break/>  22  chmod +x AudioMothLiveSetup1.0.0.sh  <text:line-break/>  23  ./AudioMothLiveSetup1.0.0.sh  <text:line-break/>  24  AudioMoth-Live  <text:line-break/>  25  sudo apt update <text:line-break/>  26  sudo apt upgrade <text:line-break/>  27  cat /dev/serial0 <text:line-break/>  28  sudo cat /dev/serial0 <text:line-break/>  29  sudo raspiconfig <text:line-break/>  30  sudo raspi-config  <text:line-break/>  31  sudo cat /dev/serial0 <text:line-break/>  32  sudo raspi-config  <text:line-break/>  33  ls -l /dev/serial* <text:line-break/>  34  ls /dev/ttyA* <text:line-break/>  35  sudo cat /dev/ttys0 <text:line-break/>  36  sudo cat /dev/ttyS0  <text:line-break/>  37  cd /boot/ <text:line-break/>  38  ls <text:line-break/>  39  cat config.txt <text:line-break/>  40  cat firmware/config.txt  <text:line-break/>  41  cd firmware/ <text:line-break/>  42  ls <text:line-break/>  43  sudo cp config.txt config.txt.orig <text:line-break/>  44  nano config.txt <text:line-break/>  45  sudo nano config.txt <text:line-break/>  46  sudo reboot <text:line-break/>  47  cat /dev/ttyAMA0  <text:line-break/>  48  cgps <text:line-break/>  49  gpsm /dev/ttyAMA0  <text:line-break/>  50  gpsmon /dev/ttyAMA0  <text:line-break/>  51  stty -f /dev/ttyAMA0 9600 <text:line-break/>  52  sudo apt install coreutils <text:line-break/>  53  stty  <text:line-break/>  54  stty -F /dev/ttyAMA0 9600 <text:line-break/>  55  gpsmon /dev/ttyAMA0  <text:line-break/>  56  exit <text:line-break/>  57  ls /dev/tty* <text:line-break/>  58  ls /dev/pps0 <text:line-break/>  59  cat /dev/pps0 <text:line-break/>  60  sudo cat /dev/pps0 <text:line-break/>  61  sudo ppscheck /dev/pps0 <text:line-break/><text:soft-page-break/>  62  cat /dev/ttyAMA0  <text:line-break/>  63  sudo apt install minicom <text:line-break/>  64  minicom  <text:line-break/>  65  minicom /dev/ttyAMA0  <text:line-break/>  66  sudo minicom /dev/ttyAMA0  <text:line-break/>  67  sudo minicom -b 9600 -D /dev/ttyAMA0 <text:line-break/>  68  history <text:line-break/>  69  stty -F /dev/ttyAMA0 9600 <text:line-break/>  70  stty -F /dev/ttyAMA0 38400 <text:line-break/>  71  sudo cat /dev/ttyAMA0  <text:line-break/>  72  ppscheck  <text:line-break/>  73  ppscheck /dev/pps0 <text:line-break/>  74  sudo ppscheck /dev/pps0 <text:line-break/>  75  sudo modprobe pps_core <text:line-break/>  76  sudo modprobe pps_gpio   # only if using GPIO <text:line-break/>  77  sudo modprobe pps_gpio <text:line-break/>  78  sudo ppstest /dev/pps0 <text:line-break/>  79  sudo gpsd -n /dev/ttyAMA0 /dev/pps0 <text:line-break/>  80  cgps <text:line-break/>  81  dmesg | grep pps <text:line-break/>  82  cat /boot/firmware/config.txt <text:line-break/>  83  sudo dmesg | grep pps <text:line-break/>  84  gpiodetect  <text:line-break/>  85  gpiodetect raspberrypi-exp-gpio <text:line-break/>  86  gpionifo <text:line-break/>  87  gpioinfo <text:line-break/>  88  gpiomon <text:line-break/>  89  gpioinfo <text:line-break/>  90  gpiomon GPIO18 <text:line-break/>  91  history <text:line-break/>  92  sudo ppstest /dev/ttyAMA0  <text:line-break/>  93  sudo ppstest /dev/pps0  <text:line-break/>  94  cgps <text:line-break/>  95  sudo apt update <text:line-break/>  96  sudo apt upgrade <text:line-break/>  97  sudo cat /etc/default/gpsd <text:line-break/>  98  sudo cp /etc/default/gpsd gpsd.orig <text:line-break/>  99  sudo nano /etc/default/gpsd  <text:line-break/> 100  sudo reboot <text:line-break/> 101  cgps <text:line-break/> 102  sudo cat /dev/ttyAMA0  <text:line-break/> 103  gpsmon /dev/ttyAMA0  <text:line-break/><text:soft-page-break/> 104  sudo nano /etc/chrony/chrony.conf <text:line-break/> 105  sudo ppstest /dev/pps0  <text:line-break/> 106  chronyc sources -v <text:line-break/> 107  cgps -s <text:line-break/> 108  sudo nano /etc/default/gpsd  <text:line-break/> 109  sudo systemctl stop gpsd.socket <text:line-break/> 110  sudo systemctl disable gpsd.socket <text:line-break/> 111  sudo systemctl enable gpsd <text:line-break/> 112  sudo systemctl start gpsd <text:line-break/> 113  cgps -s <text:line-break/> 114  chronyc sources -v <text:line-break/> 115  sudo stty -F /dev/serial0 9600 <text:line-break/> 116  sudo stty -F /dev/serial0 38400 <text:line-break/> 117  sudo cat /dev/ttyAMA0  <text:line-break/> 118  sudo systemctl edit gpsd <text:line-break/> 119  sudo reboot <text:line-break/> 120  gpsmon /dev/ttyAMA0  <text:line-break/> 121  sudo gpsmon /dev/ttyAMA0  <text:line-break/> 122  cgps -s <text:line-break/> 123  chronyc <text:line-break/> 124  sources -v <text:line-break/> 125  chronyc sources -v <text:line-break/> 126  ppstest /dev/ttypps <text:line-break/> 127  ls /dev/ttyp* <text:line-break/> 128  sudo /etc/chrony/conf.d/ <text:line-break/> 129  ls /dev/ttyp* <text:line-break/> 130  ls /dev/pp8 <text:line-break/> 131  ls /dev/pp* <text:line-break/> 132  ppstest /dev/pps0  <text:line-break/> 133  sudo ppstest /dev/pps0  <text:line-break/> 134  chronyc sources -v <text:line-break/> 135  cgps -s <text:line-break/> 136  locate chrony.conf <text:line-break/> 137  sudo apt install mlocate <text:line-break/> 138  locate chron <text:line-break/> 139  sudo systemctl edit gpsd <text:line-break/> 140  sudo systemctl daemon-reexec <text:line-break/> 141  sudo systemctl restart gpsd <text:line-break/> 142  ps -ef | grep gps <text:line-break/> 143  cgps -s <text:line-break/> 144  locate chrony.conf <text:line-break/> 145  chronyc sources -v <text:line-break/><text:soft-page-break/> 146  sudo stty -f /dev/ttyAMA0 38400 <text:line-break/> 147  sudo stty -F /dev/ttyAMA0 38400 <text:line-break/> 148  sudo cat /dev/ttyAMA0  <text:line-break/> 149  sudo reboot <text:line-break/> 150  exit <text:line-break/> 151  locate chrony.conf <text:line-break/> 152  sudo apt install chrony <text:line-break/> 153  sud apt autoremove <text:line-break/> 154  sudo apt autoremove <text:line-break/> 155  which chrony <text:line-break/> 156  cd /etc/chrony/sources.d/ <text:line-break/> 157  ls <text:line-break/> 158  cat README  <text:line-break/> 159  cd .. <text:line-break/> 160  ls <text:line-break/> 161  cat chrony.conf <text:line-break/> 162  sudo nano chrony.conf <text:line-break/> 163  sudo reboot <text:line-break/> 164  sudo raspi-config  <text:line-break/> 165  ifconfig <text:line-break/> 166  cat /etc/modules <text:line-break/> 167  sudo modprobe pps-gpio <text:line-break/> 168  sudo modprobe pps_core <text:line-break/> 169  echo 'pps-gpio' | sudo tee -a /etc/modules <text:line-break/> 170  echo 'pps_core' | sudo tee -a /etc/modules <text:line-break/> 171  cat /etc/modules <text:line-break/> 172  sudo reboot<text:line-break/>----------------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><text:s text:c="17"/>y (north)</text:p>
      <text:p text:style-name="Standard"><text:s text:c="19"/>^</text:p>
      <text:p text:style-name="Standard"><text:s text:c="19"/>|</text:p>
      <text:p text:style-name="Standard"><text:s text:c="12"/>C(xc,yc) •</text:p>
      <text:p text:style-name="Standard"><text:s text:c="21"/>\</text:p>
      <text:p text:style-name="Standard"><text:s text:c="22"/>\ <text:s text:c="2"/>Hyperbola from ΔtAC</text:p>
      <text:p text:style-name="Standard"><text:s text:c="23"/>\ <text:s/>(|S−A| − |S−C| = c·τAC)</text:p>
      <text:p text:style-name="Standard"><text:s text:c="24"/>\</text:p>
      <text:p text:style-name="Standard"><text:s text:c="25"/>\</text:p>
      <text:p text:style-name="Standard"><text:s text:c="26"/>• <text:s/>S(xs,ys) <text:s/>← call source (unknown)</text:p>
      <text:p text:style-name="Standard"><text:s text:c="25"/>/</text:p>
      <text:p text:style-name="Standard"><text:s text:c="24"/>/</text:p>
      <text:p text:style-name="Standard"><text:s text:c="23"/>/ <text:s text:c="2"/>Hyperbola from ΔtBC</text:p>
      <text:p text:style-name="Standard"><text:s text:c="22"/>/ <text:s text:c="3"/>(|S−B| − |S−C| = c·τBC)</text:p>
      <text:p text:style-name="Standard"><text:s text:c="21"/>/</text:p>
      <text:p text:style-name="Standard"><text:s text:c="12"/>A(xa,ya) •-------------------------• B(xb,yb) <text:s/>→ x (east)</text:p>
      <text:p text:style-name="Standard"><text:s text:c="21"/>&lt;—— ~200–300 m ——&gt; <text:s text:c="7"/>&lt;—— ~200–300 m ——&gt;</text:p>
      <text:p text:style-name="Standard"><text:s text:c="17"/>(aim for near-equilateral triangle; sides ~200–300 m)</text:p>
      <text:p text:style-name="Standard"/>
      <text:p text:style-name="Standard"/>
      <text:list text:style-name="L6">
        <text:list-item>
          <text:p text:style-name="P11">Recorders <text:span text:style-name="Strong_20_Emphasis">A, B, C</text:span> are GPS-PPS synced.</text:p>
        </text:list-item>
        <text:list-item>
          <text:p text:style-name="P11">A call reaches each at times tA​,tB​,tC​.</text:p>
        </text:list-item>
        <text:list-item>
          <text:p text:style-name="P11">For each pair you compute a <text:span text:style-name="Strong_20_Emphasis">time difference of arrival</text:span> (TDoA):</text:p>
          <text:p text:style-name="P12">τAB​=tA​−tB​,τAC​=tA​−tC​,τBC​=tB​−tC​ </text:p>
        </text:list-item>
        <text:list-item>
          <text:p text:style-name="P11">Each TDoA defines a <text:span text:style-name="Strong_20_Emphasis">hyperbola</text:span> (difference of distances constant).</text:p>
        </text:list-item>
        <text:list-item>
          <text:p text:style-name="P11">The <text:span text:style-name="Strong_20_Emphasis">intersection</text:span> of two hyperbolas gives the 2D position S(xs​,ys​).</text:p>
        </text:list-item>
      </text:list>
      <text:h text:style-name="Heading_20_3" text:outline-level="3">Layout tips</text:h>
      <text:list text:style-name="L7">
        <text:list-item>
          <text:p text:style-name="P13">Place them in a <text:span text:style-name="Strong_20_Emphasis">scalene or equilateral</text:span> triangle (avoid nearly collinear).</text:p>
        </text:list-item>
        <text:list-item>
          <text:p text:style-name="P13">Start with <text:span text:style-name="Strong_20_Emphasis">~200–300 m baselines</text:span>; in very open/quiet areas you can stretch toward <text:span text:style-name="Strong_20_Emphasis">~500 m</text:span>.</text:p>
        </text:list-item>
        <text:list-item>
          <text:p text:style-name="P13">Keep the area you care about <text:span text:style-name="Strong_20_Emphasis">inside</text:span> the triangle—accuracy is best there.</text:p>
        </text:list-item>
        <text:list-item>
          <text:p text:style-name="P13">Height differences between ground units are small vs. bird altitude → solve in 2D; if you later add a 4th unit, you can estimate altitude (3D).</text:p>
        </text:list-item>
      </text:list>
      <text:h text:style-name="Heading_20_3" text:outline-level="3">Practical checklist</text:h>
      <text:list text:style-name="L8">
        <text:list-item>
          <text:p text:style-name="P14">Verify all 3 stations detect the same test call at your chosen spacing.</text:p>
        </text:list-item>
        <text:list-item>
          <text:p text:style-name="P14">Use band-pass filtering (species band) and <text:span text:style-name="Strong_20_Emphasis">GCC-PHAT</text:span> cross-correlation for robust TDoA.</text:p>
        </text:list-item>
        <text:list-item>
          <text:p text:style-name="P14">Report an <text:span text:style-name="Strong_20_Emphasis">uncertainty ellipse</text:span> (fit residuals + SNR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0:53:41.239148547</meta:creation-date>
    <dc:date>2025-08-18T09:36:00.344967430</dc:date>
    <meta:editing-duration>P1DT20H52M31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0" meta:paragraph-count="169" meta:word-count="1675" meta:character-count="11599" meta:non-whitespace-character-count="8911"/>
  </office:meta>
</office:document-meta>
</file>